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169d61" officeooo:paragraph-rsid="00169d61"/>
    </style:style>
    <style:style style:name="P2" style:family="paragraph" style:parent-style-name="Text_20_body">
      <style:text-properties officeooo:rsid="00185f4b" officeooo:paragraph-rsid="00185f4b"/>
    </style:style>
    <style:style style:name="P3" style:family="paragraph" style:parent-style-name="Text_20_body">
      <style:text-properties officeooo:rsid="0019e96f" officeooo:paragraph-rsid="0019e96f"/>
    </style:style>
    <style:style style:name="P4" style:family="paragraph" style:parent-style-name="Text_20_body">
      <style:paragraph-properties fo:text-align="center" style:justify-single-word="false"/>
      <style:text-properties officeooo:rsid="0019e96f" officeooo:paragraph-rsid="0019e96f"/>
    </style:style>
    <style:style style:name="P5" style:family="paragraph" style:parent-style-name="Text_20_body">
      <style:text-properties officeooo:rsid="001bdd9a" officeooo:paragraph-rsid="001bdd9a"/>
    </style:style>
    <style:style style:name="P6" style:family="paragraph" style:parent-style-name="Title">
      <style:text-properties officeooo:rsid="00169d61" officeooo:paragraph-rsid="00169d61"/>
    </style:style>
    <style:style style:name="P7" style:family="paragraph" style:parent-style-name="Heading_20_1">
      <style:text-properties officeooo:rsid="00169d61" officeooo:paragraph-rsid="00169d61"/>
    </style:style>
    <style:style style:name="P8" style:family="paragraph" style:parent-style-name="Heading_20_2">
      <style:text-properties officeooo:rsid="00169d61" officeooo:paragraph-rsid="00169d61"/>
    </style:style>
    <style:style style:name="P9" style:family="paragraph" style:parent-style-name="Heading_20_2">
      <style:text-properties officeooo:rsid="001bdd9a" officeooo:paragraph-rsid="001bdd9a"/>
    </style:style>
    <style:style style:name="P10" style:family="paragraph" style:parent-style-name="Heading_20_2">
      <style:text-properties officeooo:rsid="00212e78" officeooo:paragraph-rsid="00212e78"/>
    </style:style>
    <style:style style:name="P11" style:family="paragraph" style:parent-style-name="Heading_20_3">
      <style:text-properties officeooo:rsid="00169d61" officeooo:paragraph-rsid="00169d61"/>
    </style:style>
    <style:style style:name="P12" style:family="paragraph" style:parent-style-name="Heading_20_3">
      <style:text-properties officeooo:rsid="00185f4b" officeooo:paragraph-rsid="00185f4b"/>
    </style:style>
    <style:style style:name="P13" style:family="paragraph" style:parent-style-name="Heading_20_3">
      <style:text-properties officeooo:rsid="001bdd9a" officeooo:paragraph-rsid="001bdd9a"/>
    </style:style>
    <style:style style:name="P14" style:family="paragraph" style:parent-style-name="Text_20_body" style:list-style-name="L1">
      <style:text-properties officeooo:rsid="00169d61" officeooo:paragraph-rsid="00169d61"/>
    </style:style>
    <style:style style:name="P15" style:family="paragraph" style:parent-style-name="Text_20_body">
      <style:text-properties officeooo:rsid="001e4fa9" officeooo:paragraph-rsid="001e4fa9"/>
    </style:style>
    <style:style style:name="P16" style:family="paragraph" style:parent-style-name="Text_20_body">
      <style:text-properties officeooo:rsid="001fddde" officeooo:paragraph-rsid="001fddde"/>
    </style:style>
    <style:style style:name="P17" style:family="paragraph" style:parent-style-name="Text_20_body">
      <style:text-properties officeooo:rsid="00212e78" officeooo:paragraph-rsid="00212e78"/>
    </style:style>
    <style:style style:name="T1" style:family="text">
      <style:text-properties fo:font-weight="bold" style:font-weight-asian="bold" style:font-weight-complex="bold"/>
    </style:style>
    <style:style style:name="T2" style:family="text">
      <style:text-properties fo:font-weight="bold" officeooo:rsid="001bdd9a"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9e96f"/>
    </style:style>
    <style:style style:name="T5" style:family="text">
      <style:text-properties officeooo:rsid="001fddde"/>
    </style:style>
    <style:style style:name="T6" style:family="text">
      <style:text-properties officeooo:rsid="00212e78"/>
    </style:style>
    <style:style style:name="T7" style:family="text">
      <style:text-properties style:font-name="Liberation Sans" fo:font-size="18.2000007629395pt" fo:font-weight="bold" style:font-name-asian="MS Gothic" style:font-size-asian="18.2000007629395pt" style:font-weight-asian="bold" style:font-name-complex="Arial"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rd</text:p>
      <text:h text:style-name="P7" text:outline-level="1">Cechy klasowe</text:h>
      <text:p text:style-name="P1">Jako bard, posiadasz poniższe cechy</text:p>
      <text:h text:style-name="Heading_20_2" text:outline-level="2">Punkty życia</text:h>
      <text:p text:style-name="P1"><text:span text:style-name="T1">Kość punktów życia</text:span>: 1k8 na poziom barda</text:p>
      <text:p text:style-name="P1"><text:span text:style-name="T1">Punkty życia na 1-szym poziomie</text:span>: 8 + Twój modyfikator z Budowy</text:p>
      <text:p text:style-name="P1"><text:span text:style-name="T1">Punkty życia na wyższych poziomach</text:span>: 1k8 (lub 5) + Twój modyfikator z Budowy na poziom barda po pierwszym.</text:p>
      <text:h text:style-name="P8" text:outline-level="2">Biegłości</text:h>
      <text:p text:style-name="P1"><text:span text:style-name="T1">Zbroja</text:span>: Lekka zbroja</text:p>
      <text:p text:style-name="P1"><text:span text:style-name="T1">Bronie</text:span>: proste bronie, ręczne kusze, długie miecze, rapiery, krótkie miecze.</text:p>
      <text:p text:style-name="P1"><text:span text:style-name="T1">Narzędzia</text:span>: 3 muzyczne instrumenty Twojego wyboru.</text:p>
      <text:p text:style-name="P1"><text:span text:style-name="T1">Rzuty obronne</text:span>: Zręczność, Charyzma</text:p>
      <text:p text:style-name="P1"><text:span text:style-name="T1">Umiejętności</text:span>: Dowolne 3.</text:p>
      <text:h text:style-name="P8" text:outline-level="2">Ekwipunek</text:h>
      <text:p text:style-name="P1">Zaczynasz grę z poniższym ekwipunkiem, w dodatku do ekwipunku danego przez Twoją profesję.</text:p>
      <text:list xml:id="list4081013504" text:style-name="L1">
        <text:list-item>
          <text:p text:style-name="P14">(a) rapier, (b) długi miecz lub (c) dowolna prosta broń.</text:p>
        </text:list-item>
        <text:list-item>
          <text:p text:style-name="P14">(a) pakiet dyplomaty lub (b) pakiet barda</text:p>
        </text:list-item>
        <text:list-item>
          <text:p text:style-name="P14">(a) lutnia lub (b) dowolny inny muzyczny instrumenty</text:p>
        </text:list-item>
        <text:list-item>
          <text:p text:style-name="P14">Skórzana zbroja i sztylet</text:p>
        </text:list-item>
      </text:list>
      <text:h text:style-name="P8" text:outline-level="2">Bard</text:h>
      <text:p text:style-name="P1">[tabela]</text:p>
      <text:h text:style-name="P11" text:outline-level="3">Rzucanie zaklęć</text:h>
      <text:p text:style-name="P1">Nauczyłeś się rozplatać i splatać na nowo tkaninę rzeczywistości w harmonii z Twoimi życzeniami i muzyką. Twoje zaklęcia to część Twojego szerokiego repozytorium – magia, ktorą możesz wykorzystać w wielu sytuacjach.</text:p>
      <text:h text:style-name="P11" text:outline-level="3"><text:soft-page-break/>Sztuczki</text:h>
      <text:p text:style-name="P2">Znasz dwie sztuczki swojego wyboru z listy zaklęć barda. Uczysz się dodatkowych sztuczek barda na wyższych poziomach, zgodnie z kolumną Sztuczki w tabeli Bard.</text:p>
      <text:h text:style-name="Heading_20_3" text:outline-level="3">Sloty na zaklęcia</text:h>
      <text:p text:style-name="P2">Tabela Bard pokazuje, jak dużo slotów na zaklęcia posiadasz. By rzucić jedno z tych zaklęć, musisz poświęcić slot poziomu zaklęcia lub wyższy. Odzyskujesz wszystkie poświęcone sloty, gdy kończysz długi odpoczynek.</text:p>
      <text:p text:style-name="P2">Dla przykładu, znasz 1-poziomowe zaklęcie <text:span text:style-name="T3">leczenie ran</text:span> i masz dostępny 1 slot 1-szego i 1-slot 2-go poziomu – możesz rzucić <text:span text:style-name="T3">leczenie ran</text:span> korzystając z dowolnego slotu.</text:p>
      <text:h text:style-name="P12" text:outline-level="3">Zaklęcia znane na 1-szym poziomie i późniejszych</text:h>
      <text:p text:style-name="P3">Znasz cztery 1-szo poziomowe zaklęcia swojego wyboru z liaty zakleć barda.</text:p>
      <text:p text:style-name="P3">Kolumna Znane Zaklęcia w tabeli barda wskazuje kiedy uczysz się większej ilości zaklęć swojego wyboru. Każde z tych zakleć musi być poziomu, do którego posiadasz komórki zakleć, jak pokazano w tabeli. Przykładowo, kiedy osiągasz 3 poziom tej klasy, możesz nauczyć się jednego zaklęcia 1-szego lub 2-go poziomu.</text:p>
      <text:p text:style-name="P3">Dodatkowo, gdy osiągasz poziom w tej klasie, możesz wybrać jedno zaklęcie barda które znasz i zamienić je na inne z listy zaklęć barda – ono także musi być poziomu, który możesz rzucić. </text:p>
      <text:h text:style-name="Heading_20_3" text:outline-level="3">Atrybu<text:span text:style-name="T4">t odpowiedzialny za rzucanie zaklęć</text:span></text:h>
      <text:p text:style-name="P3">Charyzma to twój atrybut odpowiedzialny za rzucanie zaklęć barda. Twoja magia pochodzi z serca i duszy, które wkładasz w oracje lub występ. Używasz swojej Charyzmy za każdym razem, gdy zaklęcie odnosi się do Twojej umiejętności odpowiedzialnej za rzucanie zaklęć. Dodatkowo, korzystasz ze swojego modyfikatora z Charyzmy, kiedy określasz wysokość rzutu obronnego zaklęć barda, które rzucasz, lub gdy wykonujesz test ataku zaklęciem.</text:p>
      <text:p text:style-name="P4"><text:span text:style-name="T1">Rzut obronny na zaklęcia</text:span> = 8 + Twój bonus z biegłości + Twój modyfikator z Charyzmy</text:p>
      <text:p text:style-name="P4"><text:span text:style-name="T1">Modyfikator ataku zaklęciem</text:span> = Twój bonus z biegłości + Twój modyfikator z Charyzmy</text:p>
      <text:h text:style-name="Heading_20_3" text:outline-level="3">Zaklęcia rytualne</text:h>
      <text:p text:style-name="P3">Możesz rzucić dowolne zaklęcie które znasz jako rytuał, jeśli to zaklęcie ma odpowiedni <text:span text:style-name="T1">tag </text:span><text:span text:style-name="T2">(???)</text:span>.</text:p>
      <text:h text:style-name="P13" text:outline-level="3">Przedmiot skupiający magię</text:h>
      <text:p text:style-name="P5">Możesz wykorzystać swój instrument muzyczny (patrz: „Ekwipunek”) jako swój przedmiot skupiajacy magię kiedy rzucasz zaklęcia barda.</text:p>
      <text:h text:style-name="P9" text:outline-level="2">Inspiracja barda</text:h>
      <text:p text:style-name="P15">Możesz zainspirować innych poprzez słowa lub muzykę. Aby to uczynić, korzystasz z dodatkowej akcji w swojej turze i wybierasz jedną istotę innąniż Ty w promieniu 60 stóp od Ciebie, która może Cię usłyszeć. Ta istota uzyskuje jedną kosć Inspiracji Barda, k6.</text:p>
      <text:p text:style-name="P15"><text:soft-page-break/>Raz w ciągu następnych 10 minut, istota może rzucić tą kością i dodać wynik do jednego testu atrybutów, ataku lub rzutu obronnego. Istota może poczekać po rzuceniu k20 zanim zdecyduje isęna dodatkowy rzut, ale musi się zdecydowac zanim MG powie, czy nastąpiła porażka czy sukces. Kiedy kość Inspiracji Barda jest już rzucona, niem ożna jej odzyskać. Istota może mieć tylko jednąkość Inspiracji Barda w danym momencie. </text:p>
      <text:p text:style-name="P15">Możesz skorzystać z tej zdolności ilość razy równą Twojemy modyfikatorowi z Charyzmy (przynajmniej raz). Odświeżasz zużyte wykorzystania po długim odpoczynku.</text:p>
      <text:p text:style-name="P15">Twoja ko<text:span text:style-name="T5">ś</text:span>ć Inspiracji Barda zmienia siena pewnych poziomach. Kość staje się k8 na 5 poziomie, k10 na 10-tym i k12 na 15-tym.</text:p>
      <text:h text:style-name="Heading_20_2" text:outline-level="2">Znawca uniwersalny</text:h>
      <text:p text:style-name="P16">Zaczynając od 2 poziomu, możesz dodać połowę swojego bonusu z biegłości, zaokrąglony w dół, do każdego testu atrybutu do którego nie wlicza się normalnie Twój bonus z biegłości.</text:p>
      <text:h text:style-name="Heading_20_2" text:outline-level="2">Pieśń odpoczynku</text:h>
      <text:p text:style-name="P16">Zaczynając od 2 poziomu, możesz skorzystać z kojącej muzyki lub przemówienia, by pomóc Twoim rannym kompanom podczas krótkiego odpoczynku. Jeśli Ty lub którykolwiek z Twoich przyjaciół słyszysz to przedstawienie, odzyskujecie na koniec krótkie<text:span text:style-name="T6">g</text:span>o odpoczy<text:span text:style-name="T6">n</text:span>ku punkty życia, <text:span text:style-name="T6">każde z Was odzyskuje dodatkowo 1k6 punktów życia.</text:span></text:p>
      <text:p text:style-name="P17">Ta liczba zwiększa się wraz z Twoim poziomem: 1k8 na 9 poziomie, 1k10 na 13-tym i 1k12 na 17-tym.</text:p>
      <text:h text:style-name="Heading_20_2" text:outline-level="2"><text:span text:style-name="T7">Kolegium</text:span> barda</text:h>
      <text:p text:style-name="P17">Na 3 poziomie, pozyskujesz zaawansowane opcje w zależności od wybranego kolegium barda (np.: Kolegium Wiedzy). Twój wybór dodaje Ci dodatkowe zdolności na 3 poziomie, a następnie na 6-tym i 14-tym.</text:p>
      <text:h text:style-name="Heading_20_2" text:outline-level="2">Doświadczenie</text:h>
      <text:p text:style-name="P17">Na 3 poziomie, wybierz dwie ze swoich biegłości w umiejętnościach. Twój bonus z biegłości jest podwojony dla tych umiejętności.</text:p>
      <text:p text:style-name="P17">Na 10 poziomie, wybierasz kolejne 2 umiejętności, którym podwajasz bonus z biegłości.</text:p>
      <text:h text:style-name="Heading_20_2" text:outline-level="2">Zwiększenie wartości atrybutów</text:h>
      <text:p text:style-name="P17">Kiedy osiągasz 4 poziom, a następnie na 8-mym, 12-tym, 16-tym i 19-tym, zwiększasz wartość jednego atrybutu o 2 lub dwóch o 1. Jak zwykle, atrybut nie może zostać zwiększony powyżej 20.</text:p>
      <text:h text:style-name="P10" text:outline-level="2">Regeneracja Inspiracji</text:h>
      <text:p text:style-name="P17">Zaczynając na 5 poziomie, odzyskujesz wszystkie swoje zużyte wykorzystania Inspiracji Barda kiedy kończysz krótki lub długi odpoczynek.</text:p>
      <text:h text:style-name="Heading_20_2" text:outline-level="2"><text:soft-page-break/>Kontr-zauroczenie</text:h>
      <text:p text:style-name="P17">Na 6 poziomie, zyskujesz zdolność do zakłócania efektów wpływających na umysł za pomocą swojej mózyki lub oracji. Jako akcję, możesz zacząć występ, który trwa do końca Twojej następnej tury. Podczas tego czasu, każda przyjazna istota w promieniu 30 stóp od Ciebie ma Przewagę na rzutach obronnych przeciwko zostaniu zauroczoną lub przerażoną. Istota musi być w stanie Cię słyszeć by skorzystać z tej korzyści. Występ kończy się wcześniej jeśli jesteś unieruchomiony, uciszony lub jeśli sam zdecydujesz się go zakończyć (nie wymaga to akcji).</text:p>
      <text:h text:style-name="P10" text:outline-level="2">Magiczne sekrety</text:h>
      <text:p text:style-name="P17">Na 10 poziomie, pozyskałeś magiczną wiedzę z szerokiego zakresu dyscyplin. Wybierz 2 zaklęcia dowolnej klasy, wliczając w to barda. Muszą one być na poziomie, który możesz rzucać, jak pokazano w tabeli Bard, lub sztuczkami.</text:p>
      <text:p text:style-name="P17">Wybrane zaklęcia liczą się jako zaklęcia barda dla Ciebie i sąwliczone w kolumnie Znane zaklęcia w tabeli Bard.</text:p>
      <text:p text:style-name="P17">Pozyskujesz 2 dodatkowe zaklęcia na 14 poziomie i później znowu, na 18-tym.</text:p>
      <text:h text:style-name="Heading_20_2" text:outline-level="2">Ulepszona Inspiracja</text:h>
      <text:p text:style-name="P17">Na 20 poziomie, kiedy rzucasz na inicjatywę i nie masz więcej użyć Inspiracji barda, odzyskujesz jedno jej użycie. </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3T12:04:09.871000000</meta:creation-date>
    <meta:generator>LibreOffice/7.1.4.2$Windows_X86_64 LibreOffice_project/a529a4fab45b75fefc5b6226684193eb000654f6</meta:generator>
    <dc:date>2023-08-30T00:55:17.539000000</dc:date>
    <meta:editing-duration>PT1H2M43S</meta:editing-duration>
    <meta:editing-cycles>5</meta:editing-cycles>
    <meta:document-statistic meta:table-count="0" meta:image-count="0" meta:object-count="0" meta:page-count="4" meta:paragraph-count="67" meta:word-count="996" meta:character-count="6621" meta:non-whitespace-character-count="5690"/>
  </office:meta>
</office:document-meta>
</file>